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3">Formatting radio and checkbox controls</text:span><text:span text:style-name="T1"><text:line-break/></text:span><text:span text:style-name="T3">Using inline forms</text:span><text:span text:style-name="T1"><text:line-break/></text:span><text:span text:style-name="T3">Styling a horizontal form</text:span><text:span text:style-name="T1"><text:line-break/></text:span><text:span text:style-name="T3">Using validation styles</text:span><text:span text:style-name="T1"><text:line-break/></text:span><text:span text:style-name="T3">Using input groups</text:span><text:span text:style-name="T1"><text:line-break/></text:span><text:span text:style-name="T3">Using miscellaneous styles and sizing</text:span><text:span text:style-name="T1"><text:line-break/></text:span><text:span text:style-name="T3">Using icons</text:span></text:p>
      <text:p text:style-name="Text_20_body"><text:span text:style-name="Strong_20_Emphasis"><text:span text:style-name="T1">6. Navigation Components</text:span></text:span><text:span text:style-name="T1"><text:line-break/>Creating a dropdown<text:line-break/>Using button groups<text:line-break/>Understanding the Bootstrap nav component<text:line-break/>Adding content to the navbar<text:line-break/>Collapsing your navigation<text:line-break/>Using breadcrumbs and pagination styles</text:span></text:p>
      <text:p text:style-name="Text_20_body"><text:soft-page-break/><text:span text:style-name="Strong_20_Emphasis"><text:span text:style-name="T1">7. Media Components</text:span></text:span><text:span text:style-name="T1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7T17:33:35.080863514</dc:date>
    <meta:editing-duration>PT6H35M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